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7"/>
    <style:style style:name="P3" style:family="paragraph" style:parent-style-name="Standard" style:list-style-name="L8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Sib – Lenguaje de programación musical</text:p>
      <text:p text:style-name="Standard"/>
      <text:p text:style-name="Standard"/>
      <text:p text:style-name="P5">Introducción</text:p>
      <text:list xml:id="list3236445296199612475" text:style-name="L7">
        <text:list-item>
          <text:p text:style-name="P2">Motivación</text:p>
        </text:list-item>
        <text:list-item>
          <text:p text:style-name="P2">Objetivos</text:p>
        </text:list-item>
        <text:list-item>
          <text:p text:style-name="P2">Organización de la memoria</text:p>
        </text:list-item>
      </text:list>
      <text:p text:style-name="Standard"/>
      <text:p text:style-name="Standard">Parte I – El lenguaje Sib</text:p>
      <text:p text:style-name="Standard"/>
      <text:p text:style-name="Standard">Parte II – Traductor Sib a MusicXML</text:p>
      <text:p text:style-name="Standard"/>
      <text:p text:style-name="Standard">Parte III – Apéndices</text:p>
      <text:list xml:id="list2461131401837018945" text:style-name="L2">
        <text:list-item>
          <text:p text:style-name="P1">Conclusiones y líneas futuras</text:p>
        </text:list-item>
        <text:list-item>
          <text:p text:style-name="P1">Referencias</text:p>
        </text:list-item>
        <text:list-item>
          <text:p text:style-name="P1">Código fuente en CD</text:p>
        </text:list-item>
      </text:list>
      <text:p text:style-name="Standard"/>
      <text:p text:style-name="Standard"/>
      <text:h text:style-name="P6" text:outline-level="1">Introducción</text:h>
      <text:p text:style-name="Standard">En esta primera sección se va hacer una breve introducción al proyecto, indicando las motivaciones que llevó a proponerlo, los objetivos que se pretenden alcanzar con él, y un breve descripción de la organización de la memoria.</text:p>
      <text:p text:style-name="Standard"/>
      <text:h text:style-name="Heading_20_2" text:outline-level="2">Motivaciones</text:h>
      <text:p text:style-name="Standard">La idea surge como muchas de las ideas, ante una necesidad personal. </text:p>
      <text:p text:style-name="Standard">Hace un par de años me inicié en el mundo de la música a nivel amateur, dando clases de solfeo y empezando a tocar el saxofón tenor. En las clases era el único tenor, ya que el resto de alumnos tocaban el saxofón alto, por lo que a veces tenía problemas con las partituras, ya que sólo disponíamos de las de saxofón alto. La solución era esperar a que el profesor “transportara” la partitura dos tonos y medio más aguda, para yo pode tocar con el resto de compañeros la misma pieza.</text:p>
      <text:p text:style-name="Standard">Como informático, uno piensa: “Eso lo soluciono yo con un WHILE que lea nota a nota y las vaya transportando”</text:p>
      <text:p text:style-name="Standard">Aunque la música es un mundo creativo, existen ciertas tareas monótonas y que cumplen ciertas normas susceptibles de ser implementadas. Unamos ambos mundos, y pongamos todo el potencial de un lenguaje de programación al alcance creativo de los compositores, creemos Sib (SI bemol)</text:p>
      <text:p text:style-name="Standard"/>
      <text:h text:style-name="Heading_20_2" text:outline-level="2">Objetivos</text:h>
      <text:p text:style-name="Standard">El proyecto trata de alcanzar dos objetivos principales:</text:p>
      <text:list xml:id="list8329173241847004652" text:style-name="L8">
        <text:list-item>
          <text:p text:style-name="P3">Como principal objetivo, definir un lenguaje de programación orientado a la música, Sib. Que ofrezca cierto potencial para la solución de las tareas diarias de producción musical, pero a la vez sea sencillo de usar e intuitivo.</text:p>
        </text:list-item>
        <text:list-item>
          <text:p text:style-name="P3">El segundo objetivo es hacer que dicho lenguaje se pueda relacionar con el software ya existente en el mercado, lo cual facilitará su implantación. Crear un traductor de Sib a MusicXML, un estándar de código abierto usado por la mayoría de software de producción musical.</text:p>
        </text:list-item>
      </text:list>
      <text:p text:style-name="Standard"/>
      <text:h text:style-name="Heading_20_2" text:outline-level="2">Organización de la memoria</text:h>
      <text:p text:style-name="Standard">Según los dos objetivos vistos en el apartado anterior, la estructura de la memoria queda claramente dividida en dos parte, una primera dedicada el lenguaje Sib y una segunda parte dedicada el desarrollo de un traductor de Sib a MusicXML.</text:p>
      <text:p text:style-name="Standard">Dispondrá además de una tercera parte de apéndices, donde poder consultar estado de las versiones del lenguaje, líneas futuras, código fuente del traductor y demás información adicional sobre el proyec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9T09:56:08</meta:creation-date>
    <dc:date>2017-11-19T11:06:09</dc:date>
    <meta:editing-duration>PT1H10M2S</meta:editing-duration>
    <meta:editing-cycles>6</meta:editing-cycles>
    <meta:generator>OpenOffice/4.1.3$Unix OpenOffice.org_project/413m1$Build-9783</meta:generator>
    <meta:document-statistic meta:table-count="0" meta:image-count="0" meta:object-count="0" meta:page-count="3" meta:paragraph-count="25" meta:word-count="418" meta:character-count="2465"/>
  </office:meta>
</office:document-meta>
</file>